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xRenderer.getPaddingHeight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xRenderer.encodeEnd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xRenderer.encodeBegin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